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ff9966" fo:padding="0.0382in" fo:border="0.05pt solid #000000">
        <style:background-image/>
      </style:table-cell-properties>
    </style:style>
    <style:style style:name="P1" style:family="paragraph" style:parent-style-name="Standard">
      <style:text-properties style:font-name="Liberation Mono"/>
    </style:style>
    <style:style style:name="P2" style:family="paragraph" style:parent-style-name="Standard">
      <style:text-properties fo:color="#ffffff" style:font-name="Liberation Mono"/>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444444" style:font-name="monospace" fo:font-size="7.5pt" fo:letter-spacing="normal" fo:font-style="normal" fo:font-weight="normal"/>
    </style:style>
    <style:style style:name="P4" style:family="paragraph" style:parent-style-name="Standard">
      <style:paragraph-properties fo:margin-left="0in" fo:margin-right="0in" fo:text-align="start" style:justify-single-word="false" fo:text-indent="0in" style:auto-text-indent="false"/>
      <style:text-properties fo:font-variant="normal" fo:text-transform="none" fo:color="#444444" style:font-name="Liberation Mono" fo:font-size="12pt" fo:letter-spacing="normal" fo:font-style="normal" fo:font-weight="normal" style:font-size-asian="12pt" style:font-size-complex="12pt"/>
    </style:style>
    <style:style style:name="P5" style:family="paragraph" style:parent-style-name="Standard" style:list-style-name="L1">
      <style:paragraph-properties fo:margin-left="0in" fo:margin-right="0in" fo:text-align="start" style:justify-single-word="false" fo:text-indent="0in" style:auto-text-indent="false"/>
      <style:text-properties fo:font-variant="normal" fo:text-transform="none" fo:color="#444444" style:font-name="Liberation Mono" fo:font-size="12pt" fo:letter-spacing="normal" fo:font-style="normal" fo:font-weight="normal" style:font-size-asian="12pt" style:font-size-complex="12pt"/>
    </style:style>
    <style:style style:name="T1" style:family="text">
      <style:text-properties style:font-name="Liberation Mono"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2">Yarta Compillation Guide – 1.0</text:p>
          </table:table-cell>
        </table:table-row>
      </table:table>
      <text:p text:style-name="P1"/>
      <text:p text:style-name="P1"/>
      <text:p text:style-name="P1">1. First you need to check out the latest source files from the repository.</text:p>
      <text:p text:style-name="P1"/>
      <text:p text:style-name="P3"><text:span text:style-name="T1">svn checkout --username anonsvn </text:span><text:a xlink:type="simple" xlink:href="https://scm.gforge.inria.fr/svn/yarta/"><text:span text:style-name="T1">https://scm.gforge.inria.fr/svn/yarta/</text:span></text:a></text:p>
      <text:p text:style-name="P4"/>
      <text:p text:style-name="P4"/>
      <text:p text:style-name="P4">2. Now unzip the dependencies pack which you have received from us to /external folder.</text:p>
      <text:p text:style-name="P4"/>
      <text:p text:style-name="P4">tar -jxvf external.tar.bz2 --directory yarta</text:p>
      <text:p text:style-name="P4"/>
      <text:p text:style-name="P4">3. Modify local.properties file so that sdk.dir and key.store point to the appropriate Android SDK directory and inria.keystore from your <text:s/>computer.</text:p>
      <text:p text:style-name="P4"/>
      <text:list xml:id="list1284242102" text:style-name="L1">
        <text:list-header>
          <text:p text:style-name="P5">4. Before opening the projects with Eclipse you need to first compile using ant by running ant build (run ant clean to clean the projects). By doing this you will be sure that all the appropriate jar files were copied into the libs folder of each required Android projects.</text:p>
        </text:list-header>
      </text:list>
      <text:p text:style-name="P4"/>
      <text:p text:style-name="P4">5. Now, if you open the projects using Eclipse everything will compile just f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7:33:37</meta:creation-date>
    <dc:date>2014-04-22T17:02:57</dc:date>
    <meta:editing-duration>PT1H46M24S</meta:editing-duration>
    <meta:editing-cycles>21</meta:editing-cycles>
    <meta:generator>LibreOffice/3.5$Linux_X86_64 LibreOffice_project/350m1$Build-2</meta:generator>
    <dc:creator>George ROSCA</dc:creator>
    <meta:document-statistic meta:table-count="1" meta:image-count="0" meta:object-count="0" meta:page-count="1" meta:paragraph-count="8" meta:word-count="130" meta:character-count="808" meta:non-whitespace-character-count="687"/>
  </office:meta>
</office:document-meta>
</file>